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957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oter-title">
      <style:graphic-properties draw:auto-grow-height="true" fo:min-height="2.63cm"/>
      <style:paragraph-properties style:writing-mode="lr-tb"/>
    </style:style>
    <style:style style:name="pr6" style:family="presentation" style:parent-style-name="footer-outline1">
      <style:graphic-properties fo:min-height="0.92cm"/>
      <style:paragraph-properties style:writing-mode="lr-tb"/>
    </style:style>
    <style:style style:name="pr7" style:family="presentation" style:parent-style-name="footer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Circular Queue</text:span><text:span text:style-name="T1"> – Array Implem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7.5cm" svg:height="2.957cm" svg:x="0.6cm" svg:y="10.864cm" presentation:class="title" presentation:user-transformed="true">
          <draw:text-box>
            <text:p><text:span text:style-name="T3">Circular Queue -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7.7cm" svg:height="2.957cm" svg:x="0.3cm" svg:y="10.864cm" presentation:class="title" presentation:user-transformed="true">
          <draw:text-box>
            <text:p><text:span text:style-name="T3"><text:s/></text:span><text:span text:style-name="T3">Circluar Queue – Linked Lis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oter" presentation:presentation-page-layout-name="AL2T1">
        <office:forms form:automatic-focus="false" form:apply-design-mode="false"/>
        <draw:frame presentation:style-name="pr5" draw:text-style-name="P5" draw:layer="layout" svg:width="25.199cm" svg:height="2.63cm" svg:x="0.4cm" svg:y="6.402cm" presentation:class="title" presentation:placeholder="true" presentation:user-transformed="true">
          <draw:text-box/>
        </draw:frame>
        <draw:frame presentation:style-name="pr6" draw:text-style-name="P5" draw:layer="layout" svg:width="0.001cm" svg:height="75cm" svg:x="29.735cm" svg:y="-51.376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3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3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1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1DT21H16M28S</meta:editing-duration>
    <meta:editing-cycles>102</meta:editing-cycles>
    <meta:generator>LibreOffice/6.4.2.2$Linux_X86_64 LibreOffice_project/40$Build-2</meta:generator>
    <dc:title>Bright Blue</dc:title>
    <dc:date>2020-06-14T11:57:33.148490814</dc:date>
    <meta:document-statistic meta:object-count="101"/>
    <meta:template xlink:type="simple" xlink:actuate="onRequest" xlink:title="Bright Blue" xlink:href="../R05_Flowchart.odp" meta:date="2020-04-08T20:36:48.497255069"/>
  </office:meta>
</office:document-meta>
</file>